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Hindi1" svg:font-family="'Lohit Hindi'"/>
    <style:font-face style:name="OpenSymbol" svg:font-family="OpenSymbol"/>
    <style:font-face style:name="Segoe UI" svg:font-family="'Segoe UI', Tahoma, Verdana, Sans-Serif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800080" style:font-name="Liberation Serif" fo:font-size="12pt" fo:font-style="normal" fo:font-weight="normal" style:font-size-asian="12pt" style:font-size-complex="12pt"/>
    </style:style>
    <style:style style:name="P2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800080" style:font-name="Liberation Serif" fo:font-size="12pt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800080" style:font-name="Liberation Serif" fo:font-size="12pt" style:font-size-asian="12pt" style:font-size-complex="12pt"/>
    </style:style>
    <style:style style:name="P4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800080"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000080" style:font-name="Liberation Serif" fo:font-size="12pt" fo:font-style="normal" fo:font-weight="normal" style:font-size-asian="12pt" style:font-size-complex="12pt"/>
    </style:style>
    <style:style style:name="P6" style:family="paragraph" style:parent-style-name="Text_20_body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2pt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2pt" style:font-size-asian="12pt" style:font-size-complex="12pt"/>
    </style:style>
    <style:style style:name="P10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008000" style:font-name="Liberation Serif" fo:font-size="12pt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808000" style:font-name="Liberation Serif" fo:font-size="12pt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13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14" style:family="paragraph" style:parent-style-name="Text_20_body">
      <style:paragraph-properties style:line-height-at-least="0.503cm" fo:text-align="center" style:justify-single-word="false" fo:background-color="transparent">
        <style:background-image/>
      </style:paragraph-properties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15" style:family="paragraph" style:parent-style-name="Text_20_body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style:font-name="Liberation Serif" fo:font-size="12pt" style:font-size-asian="12pt" style:font-size-complex="12pt"/>
    </style:style>
    <style:style style:name="P16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style:font-name="Liberation Serif" fo:font-size="12pt" style:font-size-asian="12pt" style:font-size-complex="12pt"/>
    </style:style>
    <style:style style:name="P17" style:family="paragraph" style:parent-style-name="Text_20_body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style:font-name="Liberation Serif" fo:font-size="10pt" fo:font-style="normal" fo:font-weight="normal" style:font-size-asian="8.75pt" style:font-weight-asian="normal" style:font-size-complex="10pt" style:font-weight-complex="normal"/>
    </style:style>
    <style:style style:name="P18" style:family="paragraph" style:parent-style-name="Text_20_body">
      <style:paragraph-properties style:line-height-at-least="0.503cm" fo:text-align="start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4">
      <style:paragraph-properties style:line-height-at-least="0.503cm" fo:text-align="start" style:justify-single-word="false" fo:background-color="transparent">
        <style:background-image/>
      </style:paragraph-properties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list-style-name="L6">
      <style:paragraph-properties fo:margin-left="2.159cm" fo:margin-right="0cm" fo:text-indent="0cm" style:auto-text-indent="false"/>
      <style:text-properties style:font-name="Liberation Serif" fo:font-size="12pt" style:font-size-asian="12pt" style:font-size-complex="12pt"/>
    </style:style>
    <style:style style:name="P23" style:family="paragraph" style:parent-style-name="Text_20_body" style:list-style-name="L5">
      <style:paragraph-properties fo:margin-left="2.159cm" fo:margin-right="0cm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text-underline-style="none" style:text-blinking="false"/>
    </style:style>
    <style:style style:name="T5" style:family="text">
      <style:text-properties style:text-underline-style="none"/>
    </style:style>
    <style:style style:name="T6" style:family="text">
      <style:text-properties fo:color="#c45911" fo:font-weight="bold"/>
    </style:style>
    <style:style style:name="T7" style:family="text">
      <style:text-properties style:text-line-through-style="solid"/>
    </style:style>
    <style:style style:name="T8" style:family="text">
      <style:text-properties style:text-line-through-style="solid" style:text-underline-style="solid" style:text-underline-width="auto" style:text-underline-color="font-color"/>
    </style:style>
    <style:style style:name="T9" style:family="text">
      <style:text-properties style:text-line-through-style="solid" style:text-underline-style="none"/>
    </style:style>
    <style:style style:name="T10" style:family="text">
      <style:text-properties style:text-line-through-style="solid" fo:font-style="italic" style:text-underline-style="none" style:font-style-asian="italic" style:font-style-complex="italic"/>
    </style:style>
    <style:style style:name="T11" style:family="text">
      <style:text-properties fo:color="#7f7f7f" fo:font-weight="bold"/>
    </style:style>
    <style:style style:name="T12" style:family="text">
      <style:text-properties fo:font-style="normal" fo:font-weight="normal"/>
    </style:style>
    <style:style style:name="T13" style:family="text">
      <style:text-properties fo:font-style="normal" fo:font-weight="bold"/>
    </style:style>
    <style:style style:name="T14" style:family="text">
      <style:text-properties fo:font-variant="normal" fo:text-transform="none"/>
    </style:style>
    <style:style style:name="T15" style:family="text">
      <style:text-properties fo:font-variant="normal" fo:text-transform="none" fo:color="#008000" fo:font-style="normal"/>
    </style:style>
    <style:style style:name="T16" style:family="text">
      <style:text-properties fo:font-variant="normal" fo:text-transform="none" fo:font-style="normal" fo:font-weight="normal"/>
    </style:style>
    <style:style style:name="T17" style:family="text">
      <style:text-properties fo:font-variant="normal" fo:text-transform="none" style:font-name="Liberation Serif" fo:font-style="normal" fo:font-weight="normal"/>
    </style:style>
    <style:style style:name="T18" style:family="text">
      <style:text-properties fo:font-variant="normal" fo:text-transform="none" style:text-underline-style="solid" style:text-underline-width="auto" style:text-underline-color="font-color"/>
    </style:style>
    <style:style style:name="T19" style:family="text">
      <style:text-properties fo:font-variant="normal" fo:text-transform="none"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TATUT PROJEKTU</text:span></text:p>
      <text:p text:style-name="P17">*podkreślane są wyrażenia co do których mam wątpliwości</text:p>
      <text:p text:style-name="P17">**wersja nieskracana</text:p>
      <text:p text:style-name="P12"><text:span text:style-name="T1"/></text:p>
      <text:list xml:id="list73369862" text:style-name="L4">
        <text:list-item>
          <text:p text:style-name="P13"><text:span text:style-name="T1">CEL</text:span></text:p>
          <text:list>
            <text:list-item>
              <text:p text:style-name="P13">Celem projektu jest podniesienie skuteczności akcji plakatowych poprzez zwiększenie ilości i czytelności informacji <text:span text:style-name="T3">dostarczanych</text:span> do użytkownika wraz z plakatem oraz automatyzacja czynności <text:span text:style-name="T3">z tym związanych</text:span><text:span text:style-name="T4"> tj. kupno biletów oraz powiadamianie znajomych.</text:span></text:p>
            </text:list-item>
          </text:list>
        </text:list-item>
      </text:list>
      <text:p text:style-name="P12"><text:span text:style-name="T4"/></text:p>
      <text:list xml:id="list819955947" text:continue-numbering="true" text:style-name="L4">
        <text:list-item>
          <text:p text:style-name="P10">PRODUKTY</text:p>
          <text:list>
            <text:list-item>
              <text:p text:style-name="P7">Aplikacja mobilna – program na urządzenia mobilne służący do zamawiania biletów na reklamowane wydarzenie, oraz przekazywanie informacji do znajomych. Aplikacja wysyła zrobione przez użytkownika zdjęcia do Serwera obsługi zapytań.</text:p>
            </text:list-item>
            <text:list-item>
              <text:p text:style-name="P13">Serwer obsługi zapytań – porównuje przesłane przez użytkownika zdjęcie, ze zdjęciami znajdującymi się w bazie danych i zwraca informacje przypisane do plakatu.</text:p>
            </text:list-item>
            <text:list-item>
              <text:p text:style-name="P20"><text:span text:style-name="T16">API dla organizatorów – narzędzia pozwalające organizatorom wydarzeń na przesyłanie plakatów wydarzeń wraz z opisem, datą i miejscem wydarzenia. Określenie API pozwala na łatwe wdrożenie systemu u nowych partnerów biznesowych. </text:span></text:p>
            </text:list-item>
            <text:list-item>
              <text:p text:style-name="P21"><text:span text:style-name="T15">Artefakty</text:span></text:p>
              <text:list>
                <text:list-item>
                  <text:p text:style-name="P20"><text:s/>Dokumentacja techniczna serwera – dokumenty opisujące implementację i sposób działania serwera obsługi zapytań.</text:p>
                </text:list-item>
              </text:list>
            </text:list-item>
          </text:list>
        </text:list-item>
      </text:list>
      <text:list xml:id="list2067491832" text:style-name="L6">
        <text:list-item>
          <text:list>
            <text:list-item>
              <text:list>
                <text:list-item>
                  <text:p text:style-name="P22">Dokumentacja techniczna API – dokumenty opisujące sposób implementacji i <text:tab/>korzystania z API dla organizatorów.</text:p>
                </text:list-item>
                <text:list-item>
                  <text:p text:style-name="P22"><text:s/>Dokumentacja procesu testowania – dokumenty przedstawiające proces <text:tab/><text:tab/>przebiegu testowania.</text:p>
                </text:list-item>
              </text:list>
            </text:list-item>
          </text:list>
        </text:list-item>
      </text:list>
      <text:list xml:id="list1592889982" text:style-name="L5">
        <text:list-item>
          <text:list>
            <text:list-item>
              <text:list>
                <text:list-item>
                  <text:p text:style-name="P23">Statut projektu – dokument opisujący najważniejsze zagadnienia występujące w <text:tab/>projekcie, opisujący jego cel i założenia projektu.</text:p>
                </text:list-item>
              </text:list>
            </text:list-item>
          </text:list>
        </text:list-item>
      </text:list>
      <text:p text:style-name="P15"/>
      <text:list xml:id="list141562658" text:continue-list="list819955947" text:style-name="L4">
        <text:list-item>
          <text:p text:style-name="P13"><text:span text:style-name="T6">WYZNACZNIKI SUKCESU</text:span></text:p>
          <text:list>
            <text:list-item>
              <text:p text:style-name="P13">Projekt odniesie sukces jedynie w przypadku, gdy znaczny procent organizatorów koncertów będzie korzystać z API, co przeniesie się bezpośrednio na wysokie <text:span text:style-name="T3">pokrycie </text:span>bazy.</text:p>
            </text:list-item>
            <text:list-item>
              <text:p text:style-name="P13">Konieczne jest aby <text:span text:style-name="T3">system</text:span> cechował się wysoką responsywnością, z uwagi na to, że użytkownik końcowy korzysta z niego za pomocą <text:span text:style-name="T4">aplikacji mobilnej i operacje na niej są wykonywane niejako "w biegu".</text:span></text:p>
            </text:list-item>
            <text:list-item>
              <text:p text:style-name="P13"><text:span text:style-name="T4">Podobnie rzecz ma się z intuicyjnością aplikacji, użytkownik </text:span><text:span text:style-name="T3">smartfona</text:span><text:span text:style-name="T4"> nie może zastanawiać się nad obsługą programu.</text:span></text:p>
            </text:list-item>
            <text:list-item>
              <text:p text:style-name="P13">Bezawaryjność tj. aplikacja mobilna nie może mieć negatywnego wpływu na system operacyjny telefonu, oraz sama nie ulegać awariom, podobnie serwer musi gwarantować ciągłość pracy.</text:p>
            </text:list-item>
          </text:list>
          <text:p text:style-name="P16"/>
        </text:list-item>
        <text:list-item>
          <text:p text:style-name="P13"><text:soft-page-break/><text:span text:style-name="T11">KOMUNIKACJA</text:span></text:p>
          <text:list>
            <text:list-item>
              <text:p text:style-name="P13">Wiki - Każdy moduł projektu posiada stronę wiki na repozytorium.</text:p>
            </text:list-item>
            <text:list-item>
              <text:p text:style-name="P13">Grupa dyskusyjna - Do dyspozycji całego zespołu jest oddana grupa dyskusyjna, gdzie mogą być omawiane bierzące problemy czy wątpliwości, oraz uzgadniane terminy kolejnych spotkań.</text:p>
            </text:list-item>
            <text:list-item>
              <text:p text:style-name="P13">Regularne spotkania - W określonych odstępach czasu spotyka się cały zespół lub wydzielona grupa celem omówienia postępów lub kolejnych d<text:span text:style-name="T3">ziałań</text:span>.</text:p>
            </text:list-item>
            <text:list-item>
              <text:p text:style-name="P13">Notatki ze spotkań - na każdym oficjalnym spotkaniu sporządzana jest notatka zawierająca poruszone tematy oraz postanowienia.</text:p>
            </text:list-item>
            <text:list-item>
              <text:p text:style-name="P13">Protokół komunikacyjny dla wiadomości Git – pole widomości przy każdej zmianie w repozytorium.</text:p>
            </text:list-item>
          </text:list>
        </text:list-item>
      </text:list>
      <text:p text:style-name="P12"/>
      <text:list xml:id="list1896299999" text:continue-numbering="true" text:style-name="L4">
        <text:list-item>
          <text:p text:style-name="P11">Kontrola QA</text:p>
          <text:list>
            <text:list-item>
              <text:p text:style-name="P20"><text:span text:style-name="T16">Tworzenie dokumentacji – ma na celu usystematyzowanie i jednoznaczne określenie projektu. Dokumentacja szczegółowo opisuje każdy element systemu.</text:span></text:p>
            </text:list-item>
            <text:list-item>
              <text:p text:style-name="P13">Kontrola postępu – przeprowadzana w trakcie trwania projektu. Celem jest uzyskanie pewności, że prace zakończą się one w wyznaczonym terminie.</text:p>
            </text:list-item>
            <text:list-item>
              <text:p text:style-name="P13">Konsekwentna notacja – Cały zespół korzysta z jednej wybranej notacji.</text:p>
            </text:list-item>
            <text:list-item>
              <text:p text:style-name="P13">Testowanie – Każdy programista sam testuje kod, dodatkowo testy odbywają się w ramach zespołów.</text:p>
            </text:list-item>
            <text:list-item>
              <text:p text:style-name="P13">Wzorce projektowe – Zespół korzysta ze sprawdzonych w praktyce rozwiązań.</text:p>
            </text:list-item>
            <text:list-item>
              <text:p text:style-name="P19"><text:span text:style-name="T17">Wersjonowanie - </text:span>Pomaga w łączeniu zmian dokonanych przez wiele osób.</text:p>
            </text:list-item>
            <text:list-item>
              <text:p text:style-name="P19">Raportowanie błędów - raporty o błędach pozwalają na szybką ich eliminację.</text:p>
            </text:list-item>
          </text:list>
        </text:list-item>
      </text:list>
      <text:p text:style-name="P18"/>
      <text:list xml:id="list2068083641" text:continue-numbering="true" text:style-name="L4">
        <text:list-item>
          <text:p text:style-name="P1"><text:span text:style-name="T1">ZA</text:span><text:span text:style-name="T2">SOBY</text:span></text:p>
          <text:list>
            <text:list-item>
              <text:p text:style-name="P2">Materialne</text:p>
              <text:list>
                <text:list-item>
                  <text:p text:style-name="P7">Serwer - komputer świadczący usługi na rzecz aplikacji mobilnej.</text:p>
                </text:list-item>
                <text:list-item>
                  <text:p text:style-name="P7">Urządzenia mobilne – telefony komórkowe, tablety służące do testowania aplikacji mobilnej.</text:p>
                </text:list-item>
                <text:list-item>
                  <text:p text:style-name="P7">Baza danych wydarzeń kulturalnych – baza zawierająca informacje o wydarzeniach kulturalnych takie jak ich opis, data, miejsce oraz plik z plakatem.</text:p>
                </text:list-item>
              </text:list>
            </text:list-item>
            <text:list-item>
              <text:p text:style-name="P2">Czasowe</text:p>
              <text:list>
                <text:list-item>
                  <text:p text:style-name="P7">Zespół ma jeden rok na realizację projektu.</text:p>
                </text:list-item>
              </text:list>
            </text:list-item>
            <text:list-item>
              <text:p text:style-name="P2">Ludzkie</text:p>
              <text:list>
                <text:list-item>
                  <text:p text:style-name="P8">Analityk – osoba odpowiedzialna za merytoryczne opracowanie zagadnień związanych z przetwarzaniem obrazów.</text:p>
                </text:list-item>
                <text:list-item>
                  <text:p text:style-name="P7">Zespoły programistyczne – zespoły osób pracujących nad implementacją aplikacji mobilnej i programów pracujących po stronie serwera.</text:p>
                </text:list-item>
                <text:list-item>
                  <text:p text:style-name="P7">Manager projektu – osoba koordynująca pracę i odpowiedzialna za prawidłowy przebieg projektu.</text:p>
                </text:list-item>
                <text:list-item>
                  <text:p text:style-name="P7"><text:soft-page-break/>Współpracujący organizatorzy – firmy które nawiązały współpracę biznesową w projekcie, biorące czynny udział w tworzeniu bazy wydarzeń kulturalnych.</text:p>
                </text:list-item>
              </text:list>
            </text:list-item>
            <text:list-item>
              <text:p text:style-name="P3"><text:span text:style-name="T13">Technologie</text:span></text:p>
              <text:list>
                <text:list-item>
                  <text:p text:style-name="P16">.NET – Platforma programistyczna umożliwiająca stworzenie aplikacji mobilnej na platformę Windows Phone 7 – 8.</text:p>
                </text:list-item>
                <text:list-item>
                  <text:p text:style-name="P16">Ruby – Dynamiczny język programowania, posłuży m.in. do stworzenia modułu przetwarzającego obrazy.</text:p>
                </text:list-item>
                <text:list-item>
                  <text:p text:style-name="P16">Ruby on Rails – framework w Ruby, umożliwi stwożenie <text:span text:style-name="T3">API </text:span>dla organizatorów.</text:p>
                </text:list-item>
                <text:list-item>
                  <text:p text:style-name="P16">LaTeX – skład tekstu większości <text:span text:style-name="T3">dokumentów</text:span><text:span text:style-name="T5"> projektu.</text:span></text:p>
                </text:list-item>
                <text:list-item>
                  <text:p text:style-name="P9"><text:span text:style-name="T5">Git – kontrola wersji.</text:span></text:p>
                </text:list-item>
              </text:list>
            </text:list-item>
            <text:list-item>
              <text:p text:style-name="P4">Szkolenia</text:p>
              <text:list>
                <text:list-item>
                  <text:p text:style-name="P20"><text:span text:style-name="T14">Warsztaty z przetwarzania obrazu – szkolenie poszerzające wiedzę na temat technologii przetwarzania obrazów.</text:span></text:p>
                </text:list-item>
                <text:list-item>
                  <text:p text:style-name="P7">Przykładowa, kontrolowana baza danych – przygotowanie przykładowej bazy danych służącej do przeprowadzenia testów.</text:p>
                </text:list-item>
              </text:list>
            </text:list-item>
          </text:list>
        </text:list-item>
      </text:list>
      <text:p text:style-name="P6"/>
      <text:list xml:id="list59044556" text:continue-numbering="true" text:style-name="L4">
        <text:list-item>
          <text:p text:style-name="P5"><text:span text:style-name="T2">RYZYKO</text:span></text:p>
          <text:list>
            <text:list-item>
              <text:p text:style-name="P20"><text:span text:style-name="T14">Niska jakość danych od organizatorów – istnieje możliwość, że organizatorzy będą wysłać niekompletne dane, bezużyteczne z punktu widzenia użytkownika aplikacji.</text:span></text:p>
            </text:list-item>
            <text:list-item>
              <text:p text:style-name="P20"><text:span text:style-name="T14">Za małe możliwości sprzętowe – Przetwarzanie obrazów jest zasobożernym procesem, więc platforma sprzętowa może nie </text:span><text:span text:style-name="T18">udźwignąć</text:span><text:span text:style-name="T19"> wielu zapytań naraz.</text:span></text:p>
            </text:list-item>
            <text:list-item>
              <text:p text:style-name="P20"><text:span text:style-name="T19">Zły dobór technologii – Windows Phone może zdobyć marginalny procent rynku smartfonów, co przełoży się na małą liczbę użytkowników.</text:span></text:p>
            </text:list-item>
            <text:list-item>
              <text:p text:style-name="P20"><text:span text:style-name="T19">Brak doświadczenia zespołu – zespół nie miał wcześniej do czynienia z przetwarzaniem obrazów.</text:span></text:p>
            </text:list-item>
            <text:list-item>
              <text:p text:style-name="P20"><text:span text:style-name="T19">Brak zainteresowania produktem końcowym – Posiadacze smatfonów mogą uznać, że oferowana funkcjonalność jest dla nich nieprzydatna. </text:span></text:p>
            </text:list-item>
            <text:list-item>
              <text:p text:style-name="P20"><text:span text:style-name="T19">Zbyt wysoki koszt utrzymania – Koszt utrzymania serwera może przewyższyć przychody </text:span><text:span text:style-name="T18">ze sprzedaży biletów</text:span><text:span text:style-name="T19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, Sans-Serif"/>
    <style:font-face style:name="Lohit Hindi1" svg:font-family="'Lohit Hindi'"/>
    <style:font-face style:name="OpenSymbol" svg:font-family="OpenSymbol"/>
    <style:font-face style:name="Segoe UI" svg:font-family="'Segoe UI', Tahoma, Verdana, Sans-Serif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Malicki</meta:initial-creator>
    <meta:creation-date>2012-11-10T13:05:23</meta:creation-date>
    <dc:date>2012-11-10T14:34:55</dc:date>
    <dc:creator>Mateusz Malicki</dc:creator>
    <meta:editing-duration>PT42M2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61" meta:word-count="801" meta:character-count="397" meta:non-whitespace-character-count="5130"/>
  </office:meta>
</office:document-meta>
</file>